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0e578" officeooo:paragraph-rsid="0000e578"/>
    </style:style>
    <style:style style:name="P2" style:family="paragraph" style:parent-style-name="Standard" style:list-style-name="L1">
      <style:text-properties officeooo:rsid="0000e578" officeooo:paragraph-rsid="0000e57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218829163761111357" text:style-name="L1">
        <text:list-item>
          <text:p text:style-name="P2">20 minutos - Presentación del problema: Establecer un sistema de sensores y alarmas que puedan ayudar a prevenir una inundacion.</text:p>
        </text:list-item>
      </text:list>
      <text:p text:style-name="P1"/>
      <text:p text:style-name="P1"><text:tab/>Pedirle a los alumnos que elaboren una lista con los sensores que vayan encontrando y les parezcan que puedan servir. Tambien que generen un listado aparte con las distintas alarmas que encuentren. La lista puede ser en hojas por grupo, ya que se seguira trabajando sobre esta antes de volcarla sobre un afiche.</text:p>
      <text:p text:style-name="P1"><text:tab/>En este paso no es importante ver como funciona cada sensor, sino simplemente que listen lo que encuentran, describiendo el tipo de sensor que es, como por ejemplo, capacitivo.</text:p>
      <text:p text:style-name="P1"/>
      <text:p text:style-name="P1"/>
      <text:list xml:id="list102930184572765" text:continue-numbering="true" text:style-name="L1">
        <text:list-item>
          <text:p text:style-name="P2">20 minutos – Antecedentes de uso en casos de inundaciones.</text:p>
        </text:list-item>
      </text:list>
      <text:p text:style-name="P1"/>
      <text:p text:style-name="P1"><text:tab/>En este paso la idea es reducir la lista total de sensores encontrados previamente buscando cuales de ellos ya son usados en aparatos comerciales que funcionen hoy en dia, para mas adelante ver las caracteristicas que los llevan a encontrarse en esta situacion.</text:p>
      <text:p text:style-name="P1"><text:tab/>Se trabaja sobre la misma lista de antes, pero buscando paginas de internet, noticias, o cualquier otra documentacion que asocie sensores y alarmas a inundaciones reales en nuestro pais.</text:p>
      <text:p text:style-name="P1"><text:tab/></text:p>
      <text:p text:style-name="P1"/>
      <text:list xml:id="list102929399681099" text:continue-numbering="true" text:style-name="L1">
        <text:list-item>
          <text:p text:style-name="P2">10 minutos – Idoneidad de los sensores encontrados.</text:p>
        </text:list-item>
      </text:list>
      <text:p text:style-name="P1"/>
      <text:p text:style-name="P1"><text:tab/>Por grupos, discutir cuales son los 3 sensores que les resultan mas adecuados para resolver el problema de las inundaciones, y escribir cual es el uso de cada uno de estos sensores (por ejemplo medir el caudal de agua, la altura de un rio o la velocidad con la que circula).</text:p>
      <text:p text:style-name="P1"><text:tab/>Es el ultimo paso en que van a volcar la informacion de forma independiente, en sus hojas por grupo.</text:p>
      <text:p text:style-name="P1"/>
      <text:p text:style-name="P1"/>
      <text:list xml:id="list102930219681758" text:continue-numbering="true" text:style-name="L1">
        <text:list-item>
          <text:p text:style-name="P2">30 minutos – Ventajas y desventajas</text:p>
        </text:list-item>
      </text:list>
      <text:p text:style-name="P1"/>
      <text:p text:style-name="P1"><text:tab/>Poniendo en comun los resultados obtenidos, ayudarlos a armar un cuadro comparativo para los sensores seleccionados, en el cual se vuelcan las ventajas y desventajas encontradas para cada uno de ellos.</text:p>
      <text:p text:style-name="P1"><text:tab/>En el mismo cuadro se debe establecer cual es el problema que ayudaria a resolver el sensor en cuestion, y cual seria la solucion. Tambien se puede agregar detalles como el costo o dificultad de conseguir el equipamiento elegido.</text:p>
      <text:p text:style-name="P1"/>
      <text:p text:style-name="P1"/>
      <text:list xml:id="list102929604584147" text:continue-numbering="true" text:style-name="L1">
        <text:list-item>
          <text:p text:style-name="P2">10 minutos – Solucion a un problema</text:p>
        </text:list-item>
      </text:list>
      <text:p text:style-name="P1"/>
      <text:p text:style-name="P1"><text:tab/>Para un problema especifico de un caso de inundacion, elegir un sensor de los que se volcaron previamente sobre el afiche, y discutir sobre como se usaria este sensor para mitigar el efecto de la inundacion, o como ayudaria el mismo a prevenirla.</text:p>
      <text:p text:style-name="P1"><text:tab/>Indicar cual seria la solucion, ventajas y desventajas en un afiche.</text:p>
      <text:p text:style-name="P1"/>
      <text:p text:style-name="P1"/>
      <text:p text:style-name="P1"/>
      <text:p text:style-name="P1"/>
      <text:list xml:id="list102929012762805" text:continue-numbering="true" text:style-name="L1">
        <text:list-item>
          <text:p text:style-name="P2"><text:soft-page-break/>10 minutos – Planteo de la experiencia</text:p>
        </text:list-item>
      </text:list>
      <text:p text:style-name="P1"/>
      <text:p text:style-name="P1"><text:tab/>Se plantea la experiencia que vamos a realizar.</text:p>
      <text:p text:style-name="P1"><text:tab/>El muchos lugares los transformadores para la alimentacion domiciliaria se encuentran bajo tierra, encerrados en camaras especificas diseñadas para contenerlos. Cada cierto tiempo, un trabajador pasa por cada una de las camaras para drenar el agua que pudiera haberse ido acumulando en la misma con el pasar de los dias.</text:p>
      <text:p text:style-name="P1"><text:tab/>En epocas de muchas lluvias, el nivel de agua puede alcanzar la altura del transformador antes que un operario llegue a revisar la camara, produciendo cortes de luz en la region alimentada por el mismo hasta que se pueda arreglar el transformador.</text:p>
      <text:p text:style-name="P1"><text:tab/>En la experiencia que vamos a realizar se va a contar con 2 tachos de vidrio, que simularán 2 camaras contenedoras de transformadores, aisladas entre ellas, pero conectadas mediante 2 bombas, cada una de las cuales es capaz de drenar agua de una hacia la otra.</text:p>
      <text:p text:style-name="P1"><text:tab/>Se intentara implementar un sistema de control que permita sensar el agua en ambas camaras, y pasar agua de una hacia la otra en caso de que asi se lo requiera, para evitar que en ninguna de las 2 el agua alcance el nivel critico.</text:p>
      <text:p text:style-name="P1"><text:tab/>Para simular una situacion real, solo se dispondra del control de una de las bombas, ya que la otra simulara las condiciones naturales, a las cuales buscamos lograr controlar.</text:p>
      <text:p text:style-name="P1"><text:tab/>Vamos a separarlos en 2 grupos, un grupo encargado de realizar las mediciones en el lugar donde se estan llevando a cabo, y otro grupo ubicado en el centro de computos debera recibir la informacion y actuar en consecuencia.</text:p>
      <text:p text:style-name="P1"><text:tab/>Se debe lograr que ambos tachos mantengan su nivel de agua por debajo de XXX milimetros, y si se superase ese nivel con cualquiera de los tachos se disparara una alarma que indicara que se perdio la oportunidad de evitar un apagon.</text:p>
      <text:p text:style-name="P1"/>
      <text:list xml:id="list102929072747258" text:continue-numbering="true" text:style-name="L1">
        <text:list-item>
          <text:p text:style-name="P2">60 a 75 minutos – Realizacion de la experiencia</text:p>
        </text:list-item>
      </text:list>
      <text:p text:style-name="P1"/>
      <text:p text:style-name="P1"><text:tab/>Ayudar a los chicos con los problemas que van surgiendo, a causa del programa caotico que dejamos corriendo que controla la bomba de forma automatica.</text:p>
      <text:p text:style-name="P1"/>
      <text:p text:style-name="P1"/>
      <text:list xml:id="list102928801309963" text:continue-numbering="true" text:style-name="L1">
        <text:list-item>
          <text:p text:style-name="P2">20 minutos – Evaluacion del trabajo realizado</text:p>
        </text:list-item>
      </text:list>
      <text:p text:style-name="P1"/>
      <text:p text:style-name="P1"><text:tab/>Habiendo realizado la experiencia, ver en que lugares ubicarian sensores y cuales, indicando desde donde se podria hacer el monitoreo, y como esto ayudaria a prevenir inundaciones.</text:p>
      <text:p text:style-name="P1"><text:tab/>Hacer una evaluacion del trabajo realizado, analizando que puntos del problema se lograron solucionar, y que otras cosas deberian incorporarse al sistema para que sirve su implementacion.</text:p>
      <text:p text:style-name="P1"/>
      <text:p text:style-name="P1"/>
      <text:list xml:id="list102929269063266" text:continue-numbering="true" text:style-name="L1">
        <text:list-item>
          <text:p text:style-name="P2">Resto del tiempo</text:p>
        </text:list-item>
      </text:list>
      <text:p text:style-name="P1"/>
      <text:p text:style-name="P1"><text:tab/>Recorrer el LABi, ver la impresora 3D, y si hay alguna otra cosa para mira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7T01:55:36.877000000</meta:creation-date>
    <dc:date>2015-08-17T02:24:54.399000000</dc:date>
    <meta:editing-duration>PT6S</meta:editing-duration>
    <meta:editing-cycles>1</meta:editing-cycles>
    <meta:generator>LibreOffice/4.3.3.2$Linux_X86_64 LibreOffice_project/430m0$Build-2</meta:generator>
    <meta:document-statistic meta:table-count="0" meta:image-count="0" meta:object-count="0" meta:page-count="2" meta:paragraph-count="32" meta:word-count="822" meta:character-count="4872" meta:non-whitespace-character-count="4060"/>
  </office:meta>
</office:document-meta>
</file>